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12460387674537521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37820402861667179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78269341232443811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72642287417105049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20513795689608157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804349066609325929"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9323681868453442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48599010171153742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633699" text:continue-list="list89323681868453442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3765944158062681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3101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1816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645668"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637673"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2521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08068373764252617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54866908249754244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5036307062560716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20245"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3937050386698862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5406069013395811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3478683595579224" text:style-name="L15">
        <text:list-item>
          <text:list>
            <text:list-header>
              <text:p text:style-name="P182">1.5 miles averaging about 9:40/mile and rest 1 min</text:p>
            </text:list-header>
          </text:list>
        </text:list-item>
      </text:list>
      <text:p text:style-name="P24">1 mile in 8:26 and rest 2 min</text:p>
      <text:list xml:id="list136349960563503318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6286309410675293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44491"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50579829660909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391560183059882973"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62343230818468363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620456" text:continue-list="list6391560183059882973" text:style-name="L19">
        <text:list-item>
          <text:list>
            <text:list-header>
              <text:p text:style-name="P186">(Pace*HR)=1240</text:p>
            </text:list-header>
          </text:list>
        </text:list-item>
      </text:list>
      <text:list xml:id="list34630110" text:continue-list="list4505798296609095" text:style-name="L18">
        <text:list-item>
          <text:list>
            <text:list-header>
              <text:p text:style-name="P185">2 miles at 10:46/mile Ave HR= 121 bpm and rest a few minutes</text:p>
            </text:list-header>
          </text:list>
        </text:list-item>
      </text:list>
      <text:list xml:id="list34620124" text:continue-list="list34620456"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62322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3542305842540412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7515514632776404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10551879687463785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237943445585608703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65569126687128647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9625219695129376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62072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1640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077679035179660136"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8065554801475701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57829889775125745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54684115070093109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11010456773041154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85419598056800187" text:style-name="L32">
        <text:list-item>
          <text:list>
            <text:list-header>
              <text:p text:style-name="P196">0.25 miles in 2:54</text:p>
              <text:p text:style-name="P196">1 mile in 9:21 going faster as I ran and ending at around 8:30 pace</text:p>
            </text:list-header>
          </text:list>
        </text:list-item>
      </text:list>
      <text:list xml:id="list55897108343034480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29889400155138690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72398091333315325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1339334802162511"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10"><text:span text:style-name="T3"/></text:p>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10"><text:span text:style-name="T3"/></text:p>
      <text:p text:style-name="P10"><text:span text:style-name="T3">During the past week: 21.7 miles, streak of <text:s/>182 days started on July 1, 2023</text:span></text:p>
      <text:p text:style-name="P10"><text:span text:style-name="T3"/></text:p>
      <text:p text:style-name="P10"><text:span text:style-name="T3"/></text:p>
      <text:p text:style-name="P10">20 or more cemetery loops:</text:p>
      <text:p text:style-name="P79"><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80705184509811082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29T14:38:16.29</dc:date>
    <dc:creator>James Lombardi</dc:creator>
    <meta:editing-duration>P26DT19H58M57S</meta:editing-duration>
    <meta:editing-cycles>2003</meta:editing-cycles>
    <meta:generator>OpenOffice/4.1.2$Win32 OpenOffice.org_project/412m3$Build-9782</meta:generator>
    <meta:document-statistic meta:table-count="0" meta:image-count="9" meta:object-count="0" meta:page-count="198" meta:paragraph-count="5764" meta:word-count="62368" meta:character-count="319642"/>
  </office:meta>
</office:document-meta>
</file>